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4e036" officeooo:paragraph-rsid="0004e036"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04e036" officeooo:paragraph-rsid="0004e03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59fde" officeooo:paragraph-rsid="00059fd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5b9c9" officeooo:paragraph-rsid="0005b9c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7fa1b" officeooo:paragraph-rsid="0007fa1b"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0844df" officeooo:paragraph-rsid="000844d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09f231" officeooo:paragraph-rsid="0009f23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0b4ae5" officeooo:paragraph-rsid="000b4ae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0be71d" officeooo:paragraph-rsid="000be71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0d81f5" officeooo:paragraph-rsid="000d81f5"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0f64d4" officeooo:paragraph-rsid="000f64d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033cc" officeooo:paragraph-rsid="001033c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1e676" officeooo:paragraph-rsid="0011e676"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fo:font-weight="bold" officeooo:rsid="0007fa1b" officeooo:paragraph-rsid="0007fa1b"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style:text-underline-style="solid" style:text-underline-width="auto" style:text-underline-color="font-color" fo:font-weight="bold" officeooo:rsid="000b4ae5" officeooo:paragraph-rsid="000b4ae5"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style:text-underline-style="solid" style:text-underline-width="auto" style:text-underline-color="font-color" fo:font-weight="bold" officeooo:rsid="000be71d" officeooo:paragraph-rsid="000be71d"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fo:font-weight="bold" officeooo:rsid="000f64d4" officeooo:paragraph-rsid="000f64d4"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fo:font-weight="bold" officeooo:rsid="0011e676" officeooo:paragraph-rsid="0011e676"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text-line-through-style="none" style:text-line-through-type="none" fo:font-size="12pt" style:text-underline-style="none" fo:font-weight="normal" officeooo:rsid="0012662d" officeooo:paragraph-rsid="0012662d"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text-line-through-style="none" style:text-line-through-type="none" fo:font-size="12pt" style:text-underline-style="none" fo:font-weight="normal" officeooo:rsid="0012a395" officeooo:paragraph-rsid="0012a395"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text-line-through-style="none" style:text-line-through-type="none" fo:font-size="12pt" style:text-underline-style="none" fo:font-weight="normal" officeooo:rsid="001410b5" officeooo:paragraph-rsid="001410b5"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text-line-through-style="none" style:text-line-through-type="none" fo:font-size="12pt" style:text-underline-style="none" fo:font-weight="normal" officeooo:rsid="00147d13" officeooo:paragraph-rsid="00147d13"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text-line-through-style="none" style:text-line-through-type="none" fo:font-size="12pt" style:text-underline-style="none" fo:font-weight="normal" officeooo:rsid="001541b1" officeooo:paragraph-rsid="001541b1"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text-line-through-style="none" style:text-line-through-type="none" fo:font-size="12pt" style:text-underline-style="none" fo:font-weight="normal" officeooo:rsid="00163a0f" officeooo:paragraph-rsid="00163a0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text-line-through-style="none" style:text-line-through-type="none" fo:font-size="12pt" style:text-underline-style="none" fo:font-weight="normal" officeooo:rsid="0016ad89" officeooo:paragraph-rsid="0016ad89"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text-line-through-style="none" style:text-line-through-type="none" fo:font-size="12pt" style:text-underline-style="none" fo:font-weight="normal" officeooo:rsid="0018fab5" officeooo:paragraph-rsid="0018fab5"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text-line-through-style="none" style:text-line-through-type="none" fo:font-size="12pt" style:text-underline-style="none" fo:font-weight="normal" officeooo:rsid="001a4e68" officeooo:paragraph-rsid="001a4e68"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text-line-through-style="none" style:text-line-through-type="none" fo:font-size="12pt" style:text-underline-style="solid" style:text-underline-width="auto" style:text-underline-color="font-color" fo:font-weight="bold" officeooo:rsid="0012662d" officeooo:paragraph-rsid="0012662d" style:font-size-asian="10.5pt" style:font-weight-asian="bold" style:font-size-complex="12pt" style:font-weight-complex="bold"/>
    </style:style>
    <style:style style:name="P29" style:family="paragraph" style:parent-style-name="Standard">
      <style:paragraph-properties fo:text-align="start" style:justify-single-word="false"/>
      <style:text-properties style:text-line-through-style="none" style:text-line-through-type="none" fo:font-size="12pt" style:text-underline-style="solid" style:text-underline-width="auto" style:text-underline-color="font-color" fo:font-weight="bold" officeooo:rsid="0012a395" officeooo:paragraph-rsid="0012a395" style:font-size-asian="10.5pt" style:font-weight-asian="bold" style:font-size-complex="12pt" style:font-weight-complex="bold"/>
    </style:style>
    <style:style style:name="P30" style:family="paragraph" style:parent-style-name="Standard">
      <style:paragraph-properties fo:text-align="start" style:justify-single-word="false"/>
      <style:text-properties style:text-line-through-style="none" style:text-line-through-type="none" fo:font-size="12pt" style:text-underline-style="solid" style:text-underline-width="auto" style:text-underline-color="font-color" fo:font-weight="bold" officeooo:rsid="001410b5" officeooo:paragraph-rsid="001410b5" style:font-size-asian="10.5pt" style:font-weight-asian="bold" style:font-size-complex="12pt" style:font-weight-complex="bold"/>
    </style:style>
    <style:style style:name="P31" style:family="paragraph" style:parent-style-name="Standard">
      <style:paragraph-properties fo:text-align="start" style:justify-single-word="false"/>
      <style:text-properties style:text-line-through-style="none" style:text-line-through-type="none" fo:font-size="12pt" style:text-underline-style="solid" style:text-underline-width="auto" style:text-underline-color="font-color" fo:font-weight="bold" officeooo:rsid="00143886" officeooo:paragraph-rsid="00143886"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text-line-through-style="none" style:text-line-through-type="none" fo:font-size="12pt" style:text-underline-style="none" fo:font-weight="normal" officeooo:rsid="001541b1" officeooo:paragraph-rsid="001541b1"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text-line-through-style="none" style:text-line-through-type="none" fo:font-size="12pt" style:text-underline-style="none" fo:font-weight="normal" officeooo:rsid="001df93c" officeooo:paragraph-rsid="001df93c"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text-line-through-style="none" style:text-line-through-type="none" fo:font-size="12pt" style:text-underline-style="none" fo:font-weight="normal" officeooo:rsid="001f06c2" officeooo:paragraph-rsid="001f06c2"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text-line-through-style="none" style:text-line-through-type="none" fo:font-size="12pt" style:text-underline-style="none" fo:font-weight="normal" officeooo:rsid="0020c305" officeooo:paragraph-rsid="0020c305"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text-line-through-style="none" style:text-line-through-type="none" fo:font-size="16pt" style:text-underline-style="solid" style:text-underline-width="auto" style:text-underline-color="font-color" fo:font-weight="bold" officeooo:rsid="001df93c" officeooo:paragraph-rsid="001df93c" style:font-size-asian="16pt" style:font-weight-asian="bold" style:font-size-complex="16pt" style:font-weight-complex="bold"/>
    </style:style>
    <style:style style:name="P37" style:family="paragraph" style:parent-style-name="Standard">
      <style:paragraph-properties fo:text-align="start" style:justify-single-word="false"/>
      <style:text-properties style:text-line-through-style="none" style:text-line-through-type="none" fo:font-size="16pt" style:text-underline-style="none" fo:font-weight="normal" officeooo:rsid="001df93c" officeooo:paragraph-rsid="001df93c" style:font-size-asian="16pt" style:font-weight-asian="normal" style:font-size-complex="16pt" style:font-weight-complex="normal"/>
    </style:style>
    <style:style style:name="T1" style:family="text">
      <style:text-properties officeooo:rsid="000844df"/>
    </style:style>
    <style:style style:name="T2" style:family="text">
      <style:text-properties officeooo:rsid="000b4ae5"/>
    </style:style>
    <style:style style:name="T3" style:family="text">
      <style:text-properties officeooo:rsid="000d81f5"/>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officeooo:rsid="001033cc"/>
    </style:style>
    <style:style style:name="T6" style:family="text">
      <style:text-properties officeooo:rsid="0011e676"/>
    </style:style>
    <style:style style:name="T7" style:family="text">
      <style:text-properties officeooo:rsid="0012662d"/>
    </style:style>
    <style:style style:name="T8" style:family="text">
      <style:text-properties officeooo:rsid="0012d112"/>
    </style:style>
    <style:style style:name="T9" style:family="text">
      <style:text-properties officeooo:rsid="00163a0f"/>
    </style:style>
    <style:style style:name="T10" style:family="text">
      <style:text-properties officeooo:rsid="0016ad8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 APUNTES TEMA 1</text:p>
      <text:p text:style-name="P1"/>
      <text:p text:style-name="P2">LECCIONES:<text:tab/></text:p>
      <text:p text:style-name="P2"/>
      <text:p text:style-name="P2">Leccion 1: Clasificación del paralelismo implícito en una aplicación</text:p>
      <text:p text:style-name="P2"/>
      <text:p text:style-name="P2">Se puede detectar paralelismo implícito en una aplicación a través de fórmulas matemáticas, ej, podemos hacer la suma de dos vectores paralelamente, realizando la suma de las distintas componentes de forma paralela. Otro ejemplo es el producto de matrices.</text:p>
      <text:p text:style-name="P2"/>
      <text:p text:style-name="P2">En JPEG no se puede aplicar paralelismo, al menos a simple vista, pues veremos que si se puede, ya que para la descompresión de un bloque se necesita información del anterior, de forma que no se pueden procesas en paralelo. (Observación, en JPEG se realiza la compresión en bloques de 8x8 pixeles, de forma secuencial).</text:p>
      <text:p text:style-name="P2"/>
      <text:p text:style-name="P3">NIVELES DE PARALELISMO IMPLÍCITO EN UNA APLICACIÓN:</text:p>
      <text:p text:style-name="P3"/>
      <text:p text:style-name="P3">Programa, son el grano grueso.</text:p>
      <text:p text:style-name="P3">Funciones, están contenidas en los distintos programas y son el grano medio</text:p>
      <text:p text:style-name="P3">Bulces(bloques), contenidos dentro de las funciones, son grano medio-fino.</text:p>
      <text:p text:style-name="P3">Operaciones: contenidas en los bucles, son el grano fino.</text:p>
      <text:p text:style-name="P3"/>
      <text:p text:style-name="P3">En cada uno de estos niveles se puede encontrar o realizar paralelismo. Antes de poder realizar paralelismo habría que tener cuidado de que no se realice dependencia de datos. Ejemplo, no se pueden ejecutar en paralelo dos programas cuando uno de ellos requiere de datos del otro. No se pueden ejecutar funciones en paralelo si una de ellas requiere de los resultados de la otra. No se pueden ejecutar bucles en paralelo si se requiere de información de la iteración anterior para realizar la iteración actual. Y de igual forma para las operaciones.</text:p>
      <text:p text:style-name="P3"/>
      <text:p text:style-name="P3">DEPENDENCIAS DE DATOS:</text:p>
      <text:p text:style-name="P3"/>
      <text:p text:style-name="P3">RAW(Read After Write): en el ejemplo de en medio si se ejecutase ese bloque en paralelo se podría dar que en la segunda operación de lectura se leyese la primera operación en lugar que la segunda como se esperaría.</text:p>
      <text:p text:style-name="P3"/>
      <text:p text:style-name="P3">WAW(Write After Write): en el ejemplo del final se podría dar que en la operación de lectura se leyese el valor inicial de ‘a’ en lugar del optenido al operar ‘d+e’ como se quiere.</text:p>
      <text:p text:style-name="P3"/>
      <text:p text:style-name="P3">WAR(Write After Read)</text:p>
      <text:p text:style-name="P3"/>
      <text:p text:style-name="P3">Todos estos tipos de dependencias de datos son evitables.</text:p>
      <text:p text:style-name="P3"/>
      <text:p text:style-name="P4">PARALELISMO IMPLÍCITO EN UNA APLICACIÓN (2ª CLASIFICACIÓN):</text:p>
      <text:p text:style-name="P4"/>
      <text:p text:style-name="P4">Paralelismo de tareas(task parallelism o TLP – Task Level Par): Se correspondería con el paralelismo a nivel de función de la primera clasificación.</text:p>
      <text:p text:style-name="P4"/>
      <text:p text:style-name="P4">Paralelismo de datos(data parallelism o DLP – Data Level Par): Se correspondería con el paralelismo a nivel de bucle de la primer clasificación.</text:p>
      <text:p text:style-name="P4"/>
      <text:p text:style-name="P4"/>
      <text:p text:style-name="P4"/>
      <text:p text:style-name="P14"><text:soft-page-break/>19-2-2020</text:p>
      <text:p text:style-name="P5">Núcleo: se compone de una unidad de procesamiento y una unidad de control. La unidad de control capta instrucciones y genera las señales de control que se mandan a a la uniad de procesamiento que ejecuta dichas instrucciones y almacena los resultados en memoria. Se puede llamar núcleo a:</text:p>
      <text:p text:style-name="P5">-Una unidad de control con una unidad de procesamiento.</text:p>
      <text:p text:style-name="P5">-Una unidad de control con varias unidades de procesamiento.</text:p>
      <text:p text:style-name="P5">-Una unidad de procesamiento sola.<text:span text:style-name="T1">(Por ejemplo, núcleos de una GPU, que son las unidades de procesamiento de la misma).</text:span></text:p>
      <text:p text:style-name="P5"/>
      <text:p text:style-name="P6">Hasta que intel lanzó los chips multinúcleos a los núcleos se le denominaba simplemente procesador.</text:p>
      <text:p text:style-name="P6"/>
      <text:p text:style-name="P6">Chip de procesamiento: es un dado de silicio con uno o varios núcleos (imágenes de colores) o bien un empacamiento físico con uno o varios dados de silicio.</text:p>
      <text:p text:style-name="P6"/>
      <text:p text:style-name="P6">Cuando hablemos de procesador dependerá del contexto nos referiremos a un núcleo de procesamiento, chip de procesamiento o a la definición antigua (UC + UP)</text:p>
      <text:p text:style-name="P6"/>
      <text:p text:style-name="P6">El término microprocesador apareció con el intel 4004. Su particularidad fue que era la primera vez que se compactaba UC y UP en un microdado de silicio. Antes los componentes se ponían en la placa base en varios chips.</text:p>
      <text:p text:style-name="P6"/>
      <text:p text:style-name="P7">CPU es un concepto antiguo, si nos piden que indiquemos donde está la CPU en un ordenador torre se indicará el chip físico. Si nos preguntan a nivel de dado de silicio indicaremos el dado de silicio que contiene los cores. Si nos preguntan dentro del dado de silicio indicaremos los cores, etc.</text:p>
      <text:p text:style-name="P7"/>
      <text:p text:style-name="P7">Dentro de la jerarquía de memoria la memoria local se utiliza solo en ordenadores empotrados. Dentro de los caché lo normal es que las cache L1 y L2 se encuentren también dentro del core mientras que la caché L3 se suele encontrar fuera compartida por los distintos cores. Por otro lado los registros están siempre en el interior de los core, y son los dispositivos de memoria más rapidos del ordenador.</text:p>
      <text:p text:style-name="P7"/>
      <text:p text:style-name="P7">Normalmente el tamaño de una pagina virtual suelen ser 4KB, cuando se pasan páginas de memoria auxiliar a principal se pasan páginas enteras, no solo en una dirección concreta. Por otro lado al transferir de memoria principal a memoria caché se pasan bloques (normalmente de 64B) no solo la dirección indicada. <text:span text:style-name="T2">La unidad de transferencia entre cachés de distintos niveles también es de 1 bloque. Por otro lado cuando se transfieren datos de fuera del procesador al procesador si que se pasan únicamente los datos.</text:span></text:p>
      <text:p text:style-name="P7"/>
      <text:p text:style-name="P15">Concurrencia vs paralelismo:</text:p>
      <text:p text:style-name="P8">Cuando hablamos de ejecutar concurrentamente dos hilos, lo que ocurre es que en un momento del tiempo se ejecuta un hilo y en otro momento otro, sin embargo, esta comparten el mismo hardware (los mismos recursos). Por otro lado cuando hablamos de paralelismo, dos hilos pueden estar ejecutandose simúltaneamente en hardwares distintos, es decir, con recursos distintos cada uno (recursos replicados).</text:p>
      <text:p text:style-name="P8"/>
      <text:p text:style-name="P15">Niveles físicos de empaquetamiento o conexión:</text:p>
      <text:p text:style-name="P8">Nivel de chasis, placa, tarjeta, encapsulado, dado de silicio, …</text:p>
      <text:p text:style-name="P8">Cuanto menor sea el nivel de empaquetamiento más rapidos se comunican los componentes.</text:p>
      <text:p text:style-name="P8"/>
      <text:p text:style-name="P8">A nivel de chasis se pueden hacer más divisiones. Por ejemplo, un chasis blade puede albergar un servidor blade. Mas adelante tenemos un blackplane chasis que contiene varios servidores blade. <text:soft-page-break/>Luego disponemos de armarios rack, que pueden guardar varios servidores de distintos tamaños (us), etc.</text:p>
      <text:p text:style-name="P8"/>
      <text:p text:style-name="P16">Clasificación de arquitecturas paralelas:</text:p>
      <text:p text:style-name="P16">Computación paralela:</text:p>
      <text:p text:style-name="P9">Cuando hablamos de computación paralela nos referimos a que si disponemos de una aplicación queremos que esta se ejecute más rápido mediante su ejecución en un computador autónomo, dividiendo las tareas y ejecutando estas paralelamente entre los distintos cores de la unidad autónoma.</text:p>
      <text:p text:style-name="P9"/>
      <text:p text:style-name="P16">Computación distribuida:</text:p>
      <text:p text:style-name="P9">Nos referimos a las aplicaciones que se ejecutan en una colección de recursos autónomos con distintas localizaciones físicas, por ejemplo, podríamos ejecutar un programa y que este se ejecute en distintos ordenadores todos situados en localizaciones físicas distintas.</text:p>
      <text:p text:style-name="P9"/>
      <text:p text:style-name="P16">Computación distribuida a baja escala:</text:p>
      <text:p text:style-name="P9">Se trata de una coleccińo de recursos autónomos de un dominio administrativo, en distitnas localizaciones físicas conectados por una infraestructura local administrada por una persona o misma administración.</text:p>
      <text:p text:style-name="P7"/>
      <text:p text:style-name="P16">Computación grid:</text:p>
      <text:p text:style-name="P9">Es una computación distribuida de gran escala. En esta se usan recursos que pertenecen a distintos dominios administrativos, por ejemplo, cada universidad tiene sus recursos y los comparten entre ellos a través de una estructura de telecomunicaciones.</text:p>
      <text:p text:style-name="P9"/>
      <text:p text:style-name="P16">Computación nube o cloud:</text:p>
      <text:p text:style-name="P9">Un sistema cloud ofrece servicios de infraestructura, plataforma o software, por el cual se paga y a los que se accede normalmente por una interfaz web. <text:span text:style-name="T3">Básicamente se acceden a unos servicios por los que se pagan o pueden ser gratuitos y que usan recursos de hardware que se pueden encontrar en distintas localizaciones físicas.</text:span></text:p>
      <text:p text:style-name="P10">Normalmente, las empresas de software optan por probar sus programas en varios dispositivos pero en lugar de comprar dicho hardware, lo cual es demasiado caro, se contratan infraestructuras, para probarlos (se pueden especificar, las características como el número de cores, sockets, etc...). A nivel de infraestructura se tendría que hacer instalación de compiladores y SO, a nivel de plataforma las infraestructuras contratadas vienen ya con su correspondiente sistema y aplicaciones. Por otro lado, a nivel de software, se contratan servicios que pueden estar incluso subcontratados a otras empresas, por ejemplo, al principio dropbox, cuando se contrata espacio de almacenamiento, subcontrataba maquinaria a Amazon.</text:p>
      <text:p text:style-name="P10"/>
      <text:p text:style-name="P10"><text:s/><text:span text:style-name="T4">Criterios de clasificación de computadores:</text:span></text:p>
      <text:p text:style-name="P10">Se pueden clasificar a nivel comercial, a nivel de educación, investigación, etc.</text:p>
      <text:p text:style-name="P10">Tambien se puede clasificar por su segmento de mercado, es decir, volumen de venta, distinguiendo el siguiente orden:</text:p>
      <text:p text:style-name="P10">Supercomputadores &lt; Servidores de gama alta &lt; Servidores de gama media &lt; Servidores de gama baja &lt; PC/WS &lt; Mercado de computadores empotrados.</text:p>
      <text:p text:style-name="P10"/>
      <text:p text:style-name="P10">Cuando se programa se debe tener en cuenta las limitaciones que tiene, por ejemplo, un sistema empotrado respecto a uno externo. </text:p>
      <text:p text:style-name="P10"/>
      <text:p text:style-name="P17">Clasificación de Flynn de arquitecturas:</text:p>
      <text:p text:style-name="P11">SISD: dispone de un unico flujo de instrucciones y de un unico flujo de datos. Como el flujo de instrucciones es unico necesitamos una única unidad de control. Como el flujo de datos es único la <text:soft-page-break/>unidad de procesamiento es única. Las señales de control generadas por la unidad de control se pasan a la unidad de procesamiento.</text:p>
      <text:p text:style-name="P11"/>
      <text:p text:style-name="P11">SIMD: Dispone de un unico flujo de instrucciones y múltiples flujos de datos. Las instrucciones captadas por la UC se ejecutan en paralelo en los múltiples flujos de datos, cada uno dispone de una unidad de procesamiento. <text:span text:style-name="T5">Se puede encontrar en GPU, y procesadores matriciales. También se utiliza a nivel de UP.</text:span></text:p>
      <text:p text:style-name="P11"/>
      <text:p text:style-name="P12">MIMD: multiples flujos de instrucciones y multiples flujos de datos. Debido a estas características se disponen de varias UC y varias UP, por tanto se tienen múltiples procesadores. Se da en multicores, multiprocesadores, multicomputadores, etc…</text:p>
      <text:p text:style-name="P12"/>
      <text:p text:style-name="P12">MISD: múltiples flujos de instrucciones y un único flujo de datos. El flujo de datos único se pasa de <text:s/>una unidad de procesamiento a otra, es decir, la salida del procesamiento del flujo por la UC1 se pasa como entrada del UP2, y así sucesivamente. <text:span text:style-name="T6">No existen computadores que funcionen según este modelo, lo podemos simular con un MIMD.</text:span></text:p>
      <text:p text:style-name="P12"/>
      <text:p text:style-name="P18">MULTIPROCESADORES VS MULTICOMPUTADORES:</text:p>
      <text:p text:style-name="P13">Multiprocesadores: todos comparten el mismo espacio de direcciones y el programador no requiere conocer cómo se almacenan los datos, es decir, la memoria es transparente al programador. <text:span text:style-name="T7">Como el espacio de memoria es compartido todo dato usado o resultado de una operación de un procesador es accesible por todos los demás procesadores</text:span></text:p>
      <text:p text:style-name="P13"/>
      <text:p text:style-name="P13">Multicomputadores: cada procesador tiene su propio espacio de direcciones y se requieren conocer donde están los datos, es decir, si se quiere ejecutar un programa en paralelo se ha de conocer a que procesador se manda cada trozo de código, y por tanto donde se almacenan estos. <text:span text:style-name="T7">Además se requerirá añadir código para permitir la comunicación entre los distintos procesadores.</text:span></text:p>
      <text:p text:style-name="P13"/>
      <text:p text:style-name="P13">La diferencia entre multiprocesador y multicomputador es que los primeros comparten el espacio de direcciones de memoria entre todos los procesadores, mientras que los segundos almacenan los resultados en su propio espacio de direcciones. Se podría decir que en los multicomputadores, cada terna procesador, modulo E/S y memoria constituyen un computador, de ahí el nombre.</text:p>
      <text:p text:style-name="P13"/>
      <text:p text:style-name="P28">Metodos de conexión (Multiprocesador y multicomputador):</text:p>
      <text:p text:style-name="P19">En los multiprocesadores la comunicación se realiza mediante compartición de variables, no con duplicados. Esto implica una mayor latencia- poco escalable. El problema es que se necesita implementar la sincronización de datos. En general su programación más sencilla</text:p>
      <text:p text:style-name="P19"/>
      <text:p text:style-name="P19">Por otro lado, los multicomputadores, disponen de funciones del sistema para el envío y recepción de mensajes. Son datos duplicados. Esto permite una menor latencia, y que sea más escalable. Aquí la sincronización se realiza mediante los mensajes, se requieren más herramientas y más sofisticadas para la distribución de datos y código entre los procesadores. Por lo general es más díficel su programación.</text:p>
      <text:p text:style-name="P19"/>
      <text:p text:style-name="P19">En la comunicación entre computadores de un sistema multicomputador, el destino al ejecutar la llamada receive, bloquea la ejecución del programa en el nodo receptor en lo que se sitúan los datos.</text:p>
      <text:p text:style-name="P19"/>
      <text:p text:style-name="P28">Latencia:</text:p>
      <text:p text:style-name="P20">La latencia se define como el tiempo que tarda el procesador en acceder al contenido de una dirección de memoria.</text:p>
      <text:p text:style-name="P20"><text:soft-page-break/>La latencia es mayor en los multiprocesadores, ya que disponen de más módulos de memoria (ya que se comparten), por tanto se requiere la búsqueda en un espacio mayor, hay que atravesar una red de interconexión que genera un retardo, y la distancia es mayor. A mayor número de procesadores más competición por los recursos y por tanto más probabilidad de colisión, luego a más procesadores más latencia.</text:p>
      <text:p text:style-name="P20"/>
      <text:p text:style-name="P20">Por otro lado en los multicomputadores la latencia es menor pues cada procesador dispone de un espacio de direcciones propio, mas pequeño, que se encuentra a menor distancia y que no obliga a atravesar una red de interconexion.</text:p>
      <text:p text:style-name="P20"/>
      <text:p text:style-name="P29">Escalabilidad:</text:p>
      <text:p text:style-name="P20">Como hemos visto anteriormente, el aumento de procesadores en un multiprocesador aumenta la latencia mientras que en un multicomputador no la afecta, lo que permite que sea más fácil la ampliación de un multicomputador que de un multiprocesador.</text:p>
      <text:p text:style-name="P20"/>
      <text:p text:style-name="P20">Para mejorar la escalabilidad de multiprocesadores disponemos de opciones como:</text:p>
      <text:p text:style-name="P20">-Aumentar la caché: permite que la tasa de cache miss disminya y por consiguiente los acceso a memoria sean menores, reduciendo la latencia.</text:p>
      <text:p text:style-name="P20">-Usar redes de menor latencia y mayor ancho de banda que un bus.</text:p>
      <text:p text:style-name="P20">-Distribuir físicamente los módulos de memoria entre los procesadores: lo que hace que el multiprocesador adopte la forma de un multicomputador, pero manteniendo la compartición de memoria. Se llamaban simétricos pues todos tardaban los mismo.</text:p>
      <text:p text:style-name="P20"/>
      <text:p text:style-name="P20">UMA: el acceso a memoria es uniforme.</text:p>
      <text:p text:style-name="P20"/>
      <text:p text:style-name="P20">NUMA: acceso a memoria no uniforme, este método lo adopta los multiprocesadores con una distribución de módulos de memoria concretos. El acceso es no uniforme ya que se tarda menos en acceder a la memoria que se encuentra físicamente cerca del procesador que quiere realizar el acceso. No olvidar que no es un multicomputador, sino que el espacio de direcciones se sigue compartiendo y sigue siendo un multiprocesador. <text:span text:style-name="T8">La dificultad es que el programador debe procurar que los datos que un determinado procesador requiere se encuentren en el módulo de memoria físicamente más cercano a dicho procesador. Esto último no es obligatorio pero optimiza la ejecución.</text:span></text:p>
      <text:p text:style-name="P20"/>
      <text:p text:style-name="P30">Lección 3: Evaluación de prestaciones de una arquitectura</text:p>
      <text:p text:style-name="P21">Los programas de prueba pasan instrucciones al sistema cuyas prestaciones se quieren evaluar y devuelve una cierta salida. Se pueden usar con componentes como (procesadores, computadores, sistemas de memoria, redes de interconexión en sistemas multicomputador, …).</text:p>
      <text:p text:style-name="P21"/>
      <text:p text:style-name="P21">PRODUCTIVIDA: nº entradas procesadas / unidad de tiempo.</text:p>
      <text:p text:style-name="P21"/>
      <text:p text:style-name="P31">Tiempo de respuesta de un programa en una arquitectura:</text:p>
      <text:p text:style-name="P22">En general se habla de tiempo de respuesta como real time (wall-clock time, elapsed time). Podemos ver el tiempo de respuesta de un programa con la orden time, que nos muestra el tiempo real, de usuario y de sistema. El tiempo real siempre es mayor o igual que el de usuario y el de sistema, pues siempre hay algún idle time, tiempo que se usa en los cambios de modo user a kernel, en llamadas de sistema, etc. El tiempo de cpu de sistema es el tiempo que se utiliza en la realización de llamadas de sistema del sistema operativo, es decir, código que no ha sido escrito por el programador del programa. </text:p>
      <text:p text:style-name="P23">Se puede dar que el tiempo real sea menor que la suma del usuario y sistema, se debe a problemas de redondeo. </text:p>
      <text:p text:style-name="P23"/>
      <text:p text:style-name="P23"><text:soft-page-break/>Con tiempo de CPU, nos referimos al tiempo que tarda las instrucciones de nuestro programa en ejecutarse. Depende de tres valores: </text:p>
      <text:p text:style-name="P23">-<text:span text:style-name="T9">nº de instrucciones</text:span></text:p>
      <text:p text:style-name="P23">-<text:span text:style-name="T9">ciclos por instrucción </text:span></text:p>
      <text:p text:style-name="P23">-<text:span text:style-name="T9">tiempo de ciclo</text:span></text:p>
      <text:p text:style-name="P23"/>
      <text:p text:style-name="P24">Cuando se dice que la tecnología usa transistores de x nanómetros, se refiere al tamaño de la puerta.</text:p>
      <text:p text:style-name="P24">La mejora de la tecnología reduce el timepo de ciclo, y el número de ciclos por instrucción, reduciendo así el tiempo de CPU. El repertorio de instrucciones, permite que el código tenga más o menos instrucciones. Destacar el caso RISC y CISC, donde el primero el repertorio de instrucciones es más limitado, luego los programas tienen un total mayor de instrucciones, por otro lado el CISC tiene unas instrucciones más complejas, por tanto se requieren de menos instrucciones. El CISC utiliza la sintaxis de forma que en una instruccion de CISC se pueden compactar varias del RISC. <text:span text:style-name="T10">El CPI se puede ver afectado por el repertorio de instrucciones. El compilador también afecta al numero de instruccione, pues dependiendo del compilador, el numero de instrucciones máquinas obtenidas serán más o menos.</text:span></text:p>
      <text:p text:style-name="P25">El tiempo de ciclo se ha conseguido reducir con segmentación, arquitectura superescalar que apareció en los 90, las ALUs, unidades funcionales SIMD también introducidas en los 90, etc.</text:p>
      <text:p text:style-name="P25"/>
      <text:p text:style-name="P25">No es bueno usar los MIPS para comparar dos implementaciones distintas de un procesador, pues puede llevar a engaño, como se ve en el ejemplo. Sufijos ensamblador (sd:scalar double, pd:packed double). </text:p>
      <text:p text:style-name="P25"/>
      <text:p text:style-name="P26">Para un núcleo segmentado el tiempo de ciclo en la máquina mejorada será al menos suficiente para albergar la etapa más larga. Si todas duran la misma cantidad de tiempo simplemente se divide el tiempo de ciclo normal entre el número de etapas.</text:p>
      <text:p text:style-name="P26"/>
      <text:p text:style-name="P27">Dependencias de control: instrucciones de salto. Se puede dar también que más de una instruccion quieran usar la misma ALU simultáneamente.</text:p>
      <text:p text:style-name="P23"/>
      <text:p text:style-name="P36">Apuntes Tema 2: Programación paralela</text:p>
      <text:p text:style-name="P37"/>
      <text:p text:style-name="P34">En programación de tipo MIMD, se tiene el modo de programación SPMD, que intenta imitar a la programación SIMD de la taxonomía de Flynn. Esta permite o utiliza el paralelismo implícito de datos.</text:p>
      <text:p text:style-name="P34"/>
      <text:p text:style-name="P34">Por otro lado, el modo de programación MPMD, utiliza el paralelismo implícito de tareas o funciones.</text:p>
      <text:p text:style-name="P34"/>
      <text:p text:style-name="P35">OpenACC es una buena opción para la programación de GPUS <text:s/>de forma principiante.</text:p>
      <text:p text:style-name="P33"/>
      <text:p text:style-name="P20"/>
      <text:p text:style-name="P20"/>
      <text:p text:style-name="P2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13:42:28.148236150</meta:creation-date>
    <dc:date>2020-03-11T13:29:10.067845010</dc:date>
    <meta:editing-duration>PT1H9M19S</meta:editing-duration>
    <meta:editing-cycles>10</meta:editing-cycles>
    <meta:generator>LibreOffice/6.0.7.3$Linux_X86_64 LibreOffice_project/00m0$Build-3</meta:generator>
    <meta:document-statistic meta:table-count="0" meta:image-count="0" meta:object-count="0" meta:page-count="6" meta:paragraph-count="99" meta:word-count="2767" meta:character-count="17335" meta:non-whitespace-character-count="14655"/>
  </office:meta>
</office:document-meta>
</file>